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draw:marker-start-width="0.08cm" draw:marker-end-width="0.08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="Circle" draw:marker-start-width="0.28cm" draw:marker-end="Arrow" draw:marker-end-width="0.28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15cm" svg:stroke-color="#ff0000" draw:marker-start-width="0.23cm" draw:marker-end-width="0.23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3.818cm" svg:height="4.645cm" svg:x="1.1cm" svg:y="0.6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863cm" svg:height="3.055cm" svg:x="1.673cm" svg:y="1.7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9cm" svg:height="0.382cm" svg:x="2.182cm" svg:y="2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9cm" svg:height="0.381cm" svg:x="2.181cm" svg:y="2.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9cm" svg:height="0.382cm" svg:x="2.181cm" svg:y="3.2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9cm" svg:height="0.382cm" svg:x="2.181cm" svg:y="3.6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9cm" svg:height="0.382cm" svg:x="2.181cm" svg:y="4.1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25cm" svg:height="0.528cm" svg:x="2.9cm" svg:y="2.07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3" draw:text-style-name="P1" draw:layer="layout" svg:width="0.525cm" svg:height="0.528cm" svg:x="2.875cm" svg:y="2.60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3" draw:text-style-name="P1" draw:layer="layout" svg:width="0.525cm" svg:height="0.528cm" svg:x="2.875cm" svg:y="3.10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3" draw:text-style-name="P1" draw:layer="layout" svg:width="0.525cm" svg:height="0.528cm" svg:x="2.875cm" svg:y="3.60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3" draw:text-style-name="P1" draw:layer="layout" svg:width="0.525cm" svg:height="0.528cm" svg:x="2.875cm" svg:y="4.10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>
          <draw:custom-shape draw:style-name="gr1" draw:text-style-name="P1" draw:layer="layout" svg:width="3.819cm" svg:height="4.646cm" svg:x="5.299cm" svg:y="0.6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864cm" svg:height="3.054cm" svg:x="5.872cm" svg:y="1.7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9cm" svg:height="0.381cm" svg:x="6.381cm" svg:y="2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9cm" svg:height="0.382cm" svg:x="6.381cm" svg:y="2.6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25cm" svg:height="0.528cm" svg:x="7cm" svg:y="2.10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3" draw:text-style-name="P1" draw:layer="layout" svg:width="0.525cm" svg:height="0.528cm" svg:x="7cm" svg:y="2.60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>
          <draw:custom-shape draw:style-name="gr1" draw:text-style-name="P1" draw:layer="layout" svg:width="3.818cm" svg:height="4.646cm" svg:x="9.627cm" svg:y="0.6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864cm" svg:height="3.054cm" svg:x="10.199cm" svg:y="1.7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1cm" svg:height="0.381cm" svg:x="10.708cm" svg:y="2.1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9cm" svg:height="0.382cm" svg:x="10.708cm" svg:y="2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9cm" svg:height="0.382cm" svg:x="10.708cm" svg:y="3.2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25cm" svg:height="0.528cm" svg:x="11.4cm" svg:y="2.07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3" draw:text-style-name="P1" draw:layer="layout" svg:width="0.525cm" svg:height="0.528cm" svg:x="11.4cm" svg:y="2.57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3" draw:text-style-name="P1" draw:layer="layout" svg:width="0.525cm" svg:height="0.528cm" svg:x="11.4cm" svg:y="3.10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measure draw:style-name="gr4" draw:text-style-name="P2" draw:layer="layout" svg:x1="8.29cm" svg:y1="2.127cm" svg:x2="8.291cm" svg:y2="3.209cm">
          <text:p text:style-name="P2"/>
          <text:p text:style-name="P2"><text:span text:style-name="T1"/></text:p>
        </draw:measure>
        <draw:measure draw:style-name="gr4" draw:text-style-name="P2" draw:layer="layout" svg:x1="12.618cm" svg:y1="2.127cm" svg:x2="12.618cm" svg:y2="3.655cm">
          <text:p text:style-name="P2"/>
          <text:p text:style-name="P2"><text:span text:style-name="T1"/></text:p>
        </draw:measure>
        <draw:line draw:style-name="gr5" draw:text-style-name="P1" draw:layer="layout" svg:x1="7.145cm" svg:y1="1.237cm" svg:x2="9.627cm" svg:y2="1.237cm">
          <text:p/>
        </draw:line>
        <draw:custom-shape draw:style-name="gr6" draw:text-style-name="P1" draw:layer="layout" svg:width="8.591cm" svg:height="5.027cm" svg:x="5.109cm" svg:y="0.47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73cm" svg:y1="1.301cm" svg:x2="5.3cm" svg:y2="1.301cm">
          <text:p/>
        </draw:line>
        <draw:measure draw:style-name="gr4" draw:text-style-name="P2" draw:layer="measurelines" svg:x1="4.345cm" svg:y1="2.127cm" svg:x2="4.345cm" svg:y2="4.608cm">
          <text:p text:style-name="P2"/>
          <text:p text:style-name="P2"><text:span text:style-name="T1"/></text:p>
        </draw:measure>
        <draw:line draw:style-name="gr5" draw:text-style-name="P1" draw:layer="layout" svg:x1="11.645cm" svg:y1="1.286cm" svg:x2="14.6cm" svg:y2="1.3cm">
          <text:p/>
        </draw:line>
      </draw:page>
      <draw:page draw:name="page2" draw:style-name="dp1" draw:master-page-name="Обычный">
        <draw:custom-shape draw:style-name="gr3" draw:text-style-name="P1" draw:layer="layout" svg:width="1.2cm" svg:height="1.2cm" svg:x="6.9cm" svg:y="2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.2cm" svg:height="1.2cm" svg:x="4.5cm" svg:y="2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.2cm" svg:height="1.2cm" svg:x="2.9cm" svg:y="2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.2cm" svg:height="1.2cm" svg:x="9.3cm" svg:y="2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.2cm" svg:height="1.2cm" svg:x="10.9cm" svg:y="2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.2cm" svg:height="1.2cm" svg:x="12.5cm" svg:y="2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4cm" svg:height="2.2cm" svg:x="2.8cm" svg:y="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2.2cm" svg:x="4.4cm" svg:y="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2.2cm" svg:x="9.2cm" svg:y="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2.2cm" svg:x="10.8cm" svg:y="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2.2cm" svg:x="12.4cm" svg:y="2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9cm" svg:y1="2.4cm" svg:x2="10.9cm" svg:y2="2.4cm">
          <text:p/>
        </draw:line>
        <draw:line draw:style-name="gr8" draw:text-style-name="P1" draw:layer="layout" svg:x1="11.5cm" svg:y1="2.4cm" svg:x2="12.5cm" svg:y2="2.4cm">
          <text:p/>
        </draw:line>
        <draw:line draw:style-name="gr8" draw:text-style-name="P1" draw:layer="layout" svg:x1="5.1cm" svg:y1="2.5cm" svg:x2="4.2cm" svg:y2="2.5cm">
          <text:p/>
        </draw:line>
        <draw:polyline draw:style-name="gr8" draw:text-style-name="P1" draw:layer="layout" svg:width="2.252cm" svg:height="1.223cm" draw:transform="rotate (-2.63457450588544) translate (3.66987468259051cm 2.80883231543941cm)" svg:viewBox="0 0 2253 1224" draw:points="0,350 1574,1224 2253,0">
          <text:p/>
        </draw:polyline>
        <draw:polyline draw:style-name="gr8" draw:text-style-name="P1" draw:layer="layout" svg:width="1.898cm" svg:height="1.047cm" draw:transform="rotate (-0.632681853847944) translate (13.5880753649209cm 1.7343491931755cm)" svg:viewBox="0 0 1899 1048" draw:points="0,825 1131,0 1899,1048">
          <text:p/>
        </draw:polyline>
        <draw:custom-shape draw:style-name="gr9" draw:text-style-name="P1" draw:layer="layout" svg:width="2.6cm" svg:height="2.5cm" svg:x="6.2cm" svg:y="2.2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6cm" svg:y1="3.4cm" svg:x2="5.8cm" svg:y2="2.4cm">
          <text:p/>
        </draw:line>
        <draw:line draw:style-name="gr8" draw:text-style-name="P1" draw:layer="layout" svg:x1="8.5cm" svg:y1="3.4cm" svg:x2="9.2cm" svg:y2="2.4cm">
          <text:p/>
        </draw:line>
        <draw:g>
          <draw:line draw:style-name="gr10" draw:text-style-name="P1" draw:layer="layout" svg:x1="1.3cm" svg:y1="3.903cm" svg:x2="2.1cm" svg:y2="3.903cm">
            <text:p/>
          </draw:line>
          <draw:line draw:style-name="gr10" draw:text-style-name="P1" draw:layer="layout" svg:x1="1.4cm" svg:y1="4.103cm" svg:x2="2cm" svg:y2="4.103cm">
            <text:p/>
          </draw:line>
          <draw:line draw:style-name="gr10" draw:text-style-name="P1" draw:layer="layout" svg:x1="1.5cm" svg:y1="4.303cm" svg:x2="1.9cm" svg:y2="4.303cm">
            <text:p/>
          </draw:line>
        </draw:g>
        <draw:g>
          <draw:line draw:style-name="gr10" draw:text-style-name="P1" draw:layer="layout" svg:x1="14.1cm" svg:y1="3.703cm" svg:x2="14.9cm" svg:y2="3.703cm">
            <text:p/>
          </draw:line>
          <draw:line draw:style-name="gr10" draw:text-style-name="P1" draw:layer="layout" svg:x1="14.2cm" svg:y1="3.903cm" svg:x2="14.8cm" svg:y2="3.903cm">
            <text:p/>
          </draw:line>
          <draw:line draw:style-name="gr10" draw:text-style-name="P1" draw:layer="layout" svg:x1="14.3cm" svg:y1="4.103cm" svg:x2="14.7cm" svg:y2="4.10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3cm" fo:margin-bottom="0.43cm" fo:margin-left="1cm" fo:margin-right="1cm" fo:page-width="16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mitry Luciv</meta:initial-creator>
    <meta:creation-date>2012-03-21T09:00:39</meta:creation-date>
    <dc:date>2012-03-21T10:15:37.33</dc:date>
    <meta:editing-duration>PT38M3S</meta:editing-duration>
    <meta:editing-cycles>7</meta:editing-cycles>
    <meta:generator>LibreOffice/3.5$Windows_x86 LibreOffice_project/dc9775d-05ecbee-0851ad3-1586698-727bf66</meta:generator>
    <meta:document-statistic meta:object-count="63"/>
  </office:meta>
</office:document-meta>
</file>